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http://paizo.com/pathfinderRPG/prd/gamemastering.html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Awarded to each play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CR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4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ff from prev</text:p>
          </table:table-cell>
          <table:table-cell/>
        </table:table-row>
        <table:table-row table:style-name="ro1">
          <table:table-cell table:style-name="ce1" office:value-type="string" calcext:value-type="string">
            <text:p>1/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 table:number-columns-spanned="3" table:number-rows-spanned="30">
            <text:p>Questa parte secondo me è</text:p>
            <text:p>una stronzata</text:p>
            <text:p>Io non la uso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1/6</text:p>
          </table:table-cell>
          <table:table-cell office:value-type="float" office:value="65" calcext:value-type="float">
            <text:p>65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1/4</text:p>
          </table:table-cell>
          <table:table-cell office:value-type="float" office:value="100" calcext:value-type="float">
            <text:p>10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1/3</text:p>
          </table:table-cell>
          <table:table-cell office:value-type="float" office:value="135" calcext:value-type="float">
            <text:p>135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1/2</text:p>
          </table:table-cell>
          <table:table-cell office:value-type="float" office:value="200" calcext:value-type="float">
            <text:p>20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covered-table-cell table:number-columns-repeated="3"/>
          <table:table-cell table:formula="of:=[.B12]-[.B11]" office:value-type="float" office:value="200" calcext:value-type="float">
            <text:p>200</text:p>
          </table:table-cell>
          <table:table-cell table:formula="of:=FLOOR(([.A12]-[.$A$11])/2; 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covered-table-cell table:number-columns-repeated="3"/>
          <table:table-cell table:formula="of:=[.B13]-[.B12]" office:value-type="float" office:value="200" calcext:value-type="float">
            <text:p>200</text:p>
          </table:table-cell>
          <table:table-cell table:formula="of:=FLOOR(([.A13]-[.$A$11])/2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covered-table-cell table:number-columns-repeated="3"/>
          <table:table-cell table:formula="of:=[.B14]-[.B13]" office:value-type="float" office:value="400" calcext:value-type="float">
            <text:p>400</text:p>
          </table:table-cell>
          <table:table-cell table:formula="of:=FLOOR(([.A14]-[.$A$11])/2; 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covered-table-cell table:number-columns-repeated="3"/>
          <table:table-cell table:formula="of:=[.B15]-[.B14]" office:value-type="float" office:value="400" calcext:value-type="float">
            <text:p>400</text:p>
          </table:table-cell>
          <table:table-cell table:formula="of:=FLOOR(([.A15]-[.$A$11])/2; 1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covered-table-cell table:number-columns-repeated="3"/>
          <table:table-cell table:formula="of:=[.B16]-[.B15]" office:value-type="float" office:value="800" calcext:value-type="float">
            <text:p>800</text:p>
          </table:table-cell>
          <table:table-cell table:formula="of:=FLOOR(([.A16]-[.$A$11])/2; 1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00" calcext:value-type="float">
            <text:p>3200</text:p>
          </table:table-cell>
          <table:covered-table-cell table:number-columns-repeated="3"/>
          <table:table-cell table:formula="of:=[.B17]-[.B16]" office:value-type="float" office:value="800" calcext:value-type="float">
            <text:p>800</text:p>
          </table:table-cell>
          <table:table-cell table:formula="of:=FLOOR(([.A17]-[.$A$11])/2; 1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00" calcext:value-type="float">
            <text:p>4800</text:p>
          </table:table-cell>
          <table:covered-table-cell table:number-columns-repeated="3"/>
          <table:table-cell table:formula="of:=[.B18]-[.B17]" office:value-type="float" office:value="1600" calcext:value-type="float">
            <text:p>1600</text:p>
          </table:table-cell>
          <table:table-cell table:formula="of:=FLOOR(([.A18]-[.$A$11])/2; 1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0" calcext:value-type="float">
            <text:p>6400</text:p>
          </table:table-cell>
          <table:covered-table-cell table:number-columns-repeated="3"/>
          <table:table-cell table:formula="of:=[.B19]-[.B18]" office:value-type="float" office:value="1600" calcext:value-type="float">
            <text:p>1600</text:p>
          </table:table-cell>
          <table:table-cell table:formula="of:=FLOOR(([.A19]-[.$A$11])/2; 1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00" calcext:value-type="float">
            <text:p>9600</text:p>
          </table:table-cell>
          <table:covered-table-cell table:number-columns-repeated="3"/>
          <table:table-cell table:formula="of:=[.B20]-[.B19]" office:value-type="float" office:value="3200" calcext:value-type="float">
            <text:p>3200</text:p>
          </table:table-cell>
          <table:table-cell table:formula="of:=FLOOR(([.A20]-[.$A$11])/2; 1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00" calcext:value-type="float">
            <text:p>12800</text:p>
          </table:table-cell>
          <table:covered-table-cell table:number-columns-repeated="3"/>
          <table:table-cell table:formula="of:=[.B21]-[.B20]" office:value-type="float" office:value="3200" calcext:value-type="float">
            <text:p>3200</text:p>
          </table:table-cell>
          <table:table-cell table:formula="of:=FLOOR(([.A21]-[.$A$11])/2; 1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00" calcext:value-type="float">
            <text:p>19200</text:p>
          </table:table-cell>
          <table:covered-table-cell table:number-columns-repeated="3"/>
          <table:table-cell table:formula="of:=[.B22]-[.B21]" office:value-type="float" office:value="6400" calcext:value-type="float">
            <text:p>6400</text:p>
          </table:table-cell>
          <table:table-cell table:formula="of:=FLOOR(([.A22]-[.$A$11])/2; 1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00" calcext:value-type="float">
            <text:p>25600</text:p>
          </table:table-cell>
          <table:covered-table-cell table:number-columns-repeated="3"/>
          <table:table-cell table:formula="of:=[.B23]-[.B22]" office:value-type="float" office:value="6400" calcext:value-type="float">
            <text:p>6400</text:p>
          </table:table-cell>
          <table:table-cell table:formula="of:=FLOOR(([.A23]-[.$A$11])/2; 1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00" calcext:value-type="float">
            <text:p>38400</text:p>
          </table:table-cell>
          <table:covered-table-cell table:number-columns-repeated="3"/>
          <table:table-cell table:formula="of:=[.B24]-[.B23]" office:value-type="float" office:value="12800" calcext:value-type="float">
            <text:p>12800</text:p>
          </table:table-cell>
          <table:table-cell table:formula="of:=FLOOR(([.A24]-[.$A$11])/2; 1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00" calcext:value-type="float">
            <text:p>51200</text:p>
          </table:table-cell>
          <table:covered-table-cell table:number-columns-repeated="3"/>
          <table:table-cell table:formula="of:=[.B25]-[.B24]" office:value-type="float" office:value="12800" calcext:value-type="float">
            <text:p>12800</text:p>
          </table:table-cell>
          <table:table-cell table:formula="of:=FLOOR(([.A25]-[.$A$11])/2; 1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800" calcext:value-type="float">
            <text:p>76800</text:p>
          </table:table-cell>
          <table:covered-table-cell table:number-columns-repeated="3"/>
          <table:table-cell table:formula="of:=[.B26]-[.B25]" office:value-type="float" office:value="25600" calcext:value-type="float">
            <text:p>25600</text:p>
          </table:table-cell>
          <table:table-cell table:formula="of:=FLOOR(([.A26]-[.$A$11])/2; 1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400" calcext:value-type="float">
            <text:p>102400</text:p>
          </table:table-cell>
          <table:covered-table-cell table:number-columns-repeated="3"/>
          <table:table-cell table:formula="of:=[.B27]-[.B26]" office:value-type="float" office:value="25600" calcext:value-type="float">
            <text:p>25600</text:p>
          </table:table-cell>
          <table:table-cell table:formula="of:=FLOOR(([.A27]-[.$A$11])/2; 1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3600" calcext:value-type="float">
            <text:p>153600</text:p>
          </table:table-cell>
          <table:covered-table-cell table:number-columns-repeated="3"/>
          <table:table-cell table:formula="of:=[.B28]-[.B27]" office:value-type="float" office:value="51200" calcext:value-type="float">
            <text:p>51200</text:p>
          </table:table-cell>
          <table:table-cell table:formula="of:=FLOOR(([.A28]-[.$A$11])/2; 1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4800" calcext:value-type="float">
            <text:p>204800</text:p>
          </table:table-cell>
          <table:covered-table-cell table:number-columns-repeated="3"/>
          <table:table-cell table:formula="of:=[.B29]-[.B28]" office:value-type="float" office:value="51200" calcext:value-type="float">
            <text:p>51200</text:p>
          </table:table-cell>
          <table:table-cell table:formula="of:=FLOOR(([.A29]-[.$A$11])/2; 1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7200" calcext:value-type="float">
            <text:p>307200</text:p>
          </table:table-cell>
          <table:covered-table-cell table:number-columns-repeated="3"/>
          <table:table-cell table:formula="of:=[.B30]-[.B29]" office:value-type="float" office:value="102400" calcext:value-type="float">
            <text:p>102400</text:p>
          </table:table-cell>
          <table:table-cell table:formula="of:=FLOOR(([.A30]-[.$A$11])/2; 1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9600" calcext:value-type="float">
            <text:p>409600</text:p>
          </table:table-cell>
          <table:covered-table-cell table:number-columns-repeated="3"/>
          <table:table-cell table:formula="of:=[.B31]-[.B30]" office:value-type="float" office:value="102400" calcext:value-type="float">
            <text:p>102400</text:p>
          </table:table-cell>
          <table:table-cell table:formula="of:=FLOOR(([.A31]-[.$A$11])/2; 1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4400" calcext:value-type="float">
            <text:p>614400</text:p>
          </table:table-cell>
          <table:covered-table-cell table:number-columns-repeated="3"/>
          <table:table-cell table:formula="of:=[.B32]-[.B31]" office:value-type="float" office:value="204800" calcext:value-type="float">
            <text:p>204800</text:p>
          </table:table-cell>
          <table:table-cell table:formula="of:=FLOOR(([.A32]-[.$A$11])/2; 1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9200" calcext:value-type="float">
            <text:p>819200</text:p>
          </table:table-cell>
          <table:covered-table-cell table:number-columns-repeated="3"/>
          <table:table-cell table:formula="of:=[.B33]-[.B32]" office:value-type="float" office:value="204800" calcext:value-type="float">
            <text:p>204800</text:p>
          </table:table-cell>
          <table:table-cell table:formula="of:=FLOOR(([.A33]-[.$A$11])/2; 1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28800" calcext:value-type="float">
            <text:p>1228800</text:p>
          </table:table-cell>
          <table:covered-table-cell table:number-columns-repeated="3"/>
          <table:table-cell table:formula="of:=[.B34]-[.B33]" office:value-type="float" office:value="409600" calcext:value-type="float">
            <text:p>409600</text:p>
          </table:table-cell>
          <table:table-cell table:formula="of:=FLOOR(([.A34]-[.$A$11])/2; 1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38400" calcext:value-type="float">
            <text:p>1638400</text:p>
          </table:table-cell>
          <table:covered-table-cell table:number-columns-repeated="3"/>
          <table:table-cell table:formula="of:=[.B35]-[.B34]" office:value-type="float" office:value="409600" calcext:value-type="float">
            <text:p>409600</text:p>
          </table:table-cell>
          <table:table-cell table:formula="of:=FLOOR(([.A35]-[.$A$11])/2; 1;0)" office:value-type="float" office:value="12" calcext:value-type="float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6:52:56.707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36S</meta:editing-duration>
    <meta:editing-cycles>3</meta:editing-cycles>
    <meta:generator>LibreOffice/4.4.3.2$Windows_x86 LibreOffice_project/88805f81e9fe61362df02b9941de8e38a9b5fd16</meta:generator>
    <dc:date>2016-03-25T18:39:22.484000000</dc:date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